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4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7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2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5.92cm" svg:height="2.4cm" svg:x="0.698cm" svg:y="6.9cm">
            <text:p text:style-name="P1"><text:span text:style-name="T1">CLASS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LASS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095cm" svg:height="1.793cm" svg:x="8.061cm" svg:y="2.4cm">
            <draw:text-box>
              <text:p><text:span text:style-name="T1">T</text:span></text:p>
            </draw:text-box>
          </draw:frame>
          <draw:line draw:style-name="gr3" draw:text-style-name="P1" draw:layer="layout" svg:x1="8.459cm" svg:y1="6.9cm" svg:x2="8.459cm" svg:y2="9.3cm">
            <text:p/>
          </draw:line>
          <draw:line draw:style-name="gr3" draw:text-style-name="P1" draw:layer="layout" svg:x1="4.38cm" svg:y1="6.3cm" svg:x2="4.38cm" svg:y2="7.4cm">
            <text:p/>
          </draw:line>
          <draw:line draw:style-name="gr3" draw:text-style-name="P1" draw:layer="layout" svg:x1="4.379cm" svg:y1="6.299cm" svg:x2="4.379cm" svg:y2="7.399cm">
            <text:p/>
          </draw:line>
          <draw:line draw:style-name="gr3" draw:text-style-name="P1" draw:layer="layout" svg:x1="12.439cm" svg:y1="6.3cm" svg:x2="12.439cm" svg:y2="7.4cm">
            <text:p/>
          </draw:line>
          <draw:frame draw:style-name="gr4" draw:text-style-name="P3" draw:layer="layout" svg:width="1.493cm" svg:height="2.037cm" svg:x="11.742cm" svg:y="4.75cm">
            <draw:text-box>
              <text:p><text:span text:style-name="T1">M2</text:span></text:p>
            </draw:text-box>
          </draw:frame>
          <draw:line draw:style-name="gr3" draw:text-style-name="P1" draw:layer="layout" svg:x1="4.378cm" svg:y1="6.298cm" svg:x2="4.378cm" svg:y2="7.398cm">
            <text:p/>
          </draw:line>
          <draw:frame draw:style-name="gr5" draw:text-style-name="P3" draw:layer="layout" svg:width="2.189cm" svg:height="2.2cm" svg:x="3.783cm" svg:y="4.8cm">
            <draw:text-box>
              <text:p><text:span text:style-name="T1">M1</text:span></text:p>
            </draw:text-box>
          </draw:frame>
          <draw:line draw:style-name="gr6" draw:text-style-name="P1" draw:layer="layout" svg:x1="0.4cm" svg:y1="1.8cm" svg:x2="17.115cm" svg:y2="1.8cm">
            <text:p/>
          </draw:line>
          <draw:frame draw:style-name="gr7" draw:text-style-name="P3" draw:layer="layout" svg:width="4.079cm" svg:height="2.488cm" svg:x="16.021cm" svg:y="0.6cm">
            <draw:text-box>
              <text:p><text:span text:style-name="T1">Scores</text:span></text:p>
            </draw:text-box>
          </draw:frame>
          <draw:line draw:style-name="gr3" draw:text-style-name="P1" draw:layer="layout" svg:x1="8.459cm" svg:y1="1.5cm" svg:x2="8.459cm" svg:y2="2.1cm">
            <text:p/>
          </draw:line>
          <draw:frame draw:style-name="gr2" draw:text-style-name="P3" draw:layer="layout" svg:width="1.095cm" svg:height="1.793cm" svg:x="8.061cm" svg:y="9.8cm">
            <draw:text-box>
              <text:p><text:span text:style-name="T1">T</text:span></text:p>
            </draw:text-box>
          </draw:frame>
          <draw:frame draw:style-name="gr2" draw:text-style-name="P3" draw:layer="layout" svg:width="3.88cm" svg:height="1.793cm" svg:x="2.589cm" svg:y="0.5cm">
            <draw:text-box>
              <text:p><text:span text:style-name="T1">Scores &lt; T</text:span></text:p>
            </draw:text-box>
          </draw:frame>
          <draw:frame draw:style-name="gr2" draw:text-style-name="P3" draw:layer="layout" svg:width="3.88cm" svg:height="1.793cm" svg:x="10.151cm" svg:y="0.5cm">
            <draw:text-box>
              <text:p><text:span text:style-name="T1">Scores &gt; 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4-04T16:08:40</meta:creation-date>
    <meta:editing-cycles>2</meta:editing-cycles>
    <meta:editing-duration>PT2M54S</meta:editing-duration>
    <dc:date>2013-04-07T23:37:04</dc:date>
    <dc:creator>Karina </dc:creator>
    <meta:generator>LibreOffice/3.5$Linux_x86 LibreOffice_project/350m1$Build-2</meta:generator>
    <meta:document-statistic meta:object-count="16"/>
  </office:meta>
</office:document-meta>
</file>